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FicheDebi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6.65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43.46mm"/>
    </style:style>
    <style:style style:name="co8" style:family="table-column">
      <style:table-column-properties fo:break-before="auto" style:column-width="43.52mm"/>
    </style:style>
    <style:style style:name="co9" style:family="table-column">
      <style:table-column-properties fo:break-before="auto" style:column-width="13.79mm"/>
    </style:style>
    <style:style style:name="co10" style:family="table-column">
      <style:table-column-properties fo:break-before="auto" style:column-width="18.87mm"/>
    </style:style>
    <style:style style:name="co11" style:family="table-column">
      <style:table-column-properties fo:break-before="auto" style:column-width="49.02mm"/>
    </style:style>
    <style:style style:name="co12" style:family="table-column">
      <style:table-column-properties fo:break-before="auto" style:column-width="56.09mm"/>
    </style:style>
    <style:style style:name="co13" style:family="table-column">
      <style:table-column-properties fo:break-before="auto" style:column-width="51.08mm"/>
    </style:style>
    <style:style style:name="co14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cell-protect="none" style:print-content="true" fo:padding="0.71mm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fo:padding="0.71mm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netre 1 vantaux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1" form:id="control1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Fiche Atelier -&gt; pdf" form:control-implementation="ooo:com.sun.star.form.component.CommandButton" xml:id="control3" form:id="control3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  <draw:control draw:z-index="2" draw:text-style-name="P1" svg:width="64.66mm" svg:height="13.24mm" svg:x="329.25mm" svg:y="149.76mm" draw:control="control3"/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7" table:default-cell-style-name="ce12"/>
        <table:table-column table:style-name="co7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62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62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martine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3"/>
          <table:table-cell table:style-name="ce57" office:value-type="float" office:value="800" calcext:value-type="float">
            <text:p>800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martine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6"/>
          <table:table-cell/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/>
          <table:table-cell table:style-name="ce26" office:value-type="string" calcext:value-type="string">
            <text:p>Traverse dormant </text:p>
          </table:table-cell>
          <table:table-cell table:style-name="ce16" table:formula="of:=[.F13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1]-2*[$'Paramêtres communs'.B3]" office:value-type="float" office:value="660" calcext:value-type="float">
            <text:p>660</text:p>
          </table:table-cell>
          <table:table-cell/>
          <table:table-cell table:style-name="ce16" table:formula="of:=[.F14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[.F12]-2*['Paramêtres communs'.F3]+2*[$'Paramêtres communs'.$N$4]-2*[$'Paramêtres communs'.$F$4]" office:value-type="float" office:value="614" calcext:value-type="float">
            <text:p>61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1]+[$'Paramêtres communs'.$J$3]" office:value-type="float" office:value="850" calcext:value-type="float">
            <text:p>850</text:p>
          </table:table-cell>
          <table:table-cell table:style-name="ce14" table:formula="of:=[.G11]+[$'Paramêtres communs'.$J$4]" office:value-type="float" office:value="75" calcext:value-type="float">
            <text:p>75</text:p>
          </table:table-cell>
          <table:table-cell table:style-name="ce14" table:formula="of:=[.H11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00" calcext:value-type="float">
            <text:p>8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2]+[$'Paramêtres communs'.$J$3]" office:value-type="float" office:value="790" calcext:value-type="float">
            <text:p>790</text:p>
          </table:table-cell>
          <table:table-cell table:style-name="ce14" table:formula="of:=[.G12]+[$'Paramêtres communs'.$J$4]" office:value-type="float" office:value="85" calcext:value-type="float">
            <text:p>85</text:p>
          </table:table-cell>
          <table:table-cell table:style-name="ce14" table:formula="of:=[.H12]+[$'Paramêtres communs'.$J$5]" office:value-type="float" office:value="63" calcext:value-type="float">
            <text:p>63</text:p>
          </table:table-cell>
          <table:table-cell table:style-name="ce24" table:formula="of:=[.F11]-(2*[.G11])+(2*['Paramêtres communs'.F13])" office:value-type="float" office:value="740" calcext:value-type="float">
            <text:p>7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4]-2*[$'Paramêtres communs'.F3]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50" calcext:value-type="float">
            <text:p>10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2]" office:value-type="float" office:value="740" calcext:value-type="float">
            <text:p>7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90" calcext:value-type="float">
            <text:p>9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martine" calcext:value-type="string">
            <text:p>martine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number-columns-repeated="1019"/>
        </table:table-row>
        <table:table-row table:style-name="ro1">
          <table:table-cell/>
          <table:covered-table-cell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1]" office:value-type="float" office:value="2" calcext:value-type="float">
            <text:p>2</text:p>
          </table:table-cell>
          <table:table-cell table:style-name="ce9" table:formula="of:=[.C11]" office:value-type="float" office:value="850" calcext:value-type="float">
            <text:p>850</text:p>
          </table:table-cell>
          <table:table-cell table:style-name="ce9" table:formula="of:=[.D11]" office:value-type="float" office:value="75" calcext:value-type="float">
            <text:p>75</text:p>
          </table:table-cell>
          <table:table-cell table:style-name="ce9" table:formula="of:=[.E11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2]" office:value-type="float" office:value="2" calcext:value-type="float">
            <text:p>2</text:p>
          </table:table-cell>
          <table:table-cell table:style-name="ce9" table:formula="of:=[.C12]" office:value-type="float" office:value="790" calcext:value-type="float">
            <text:p>790</text:p>
          </table:table-cell>
          <table:table-cell table:style-name="ce9" table:formula="of:=[.D12]" office:value-type="float" office:value="85" calcext:value-type="float">
            <text:p>85</text:p>
          </table:table-cell>
          <table:table-cell table:style-name="ce9" table:formula="of:=[.E12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50" calcext:value-type="float">
            <text:p>10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90" calcext:value-type="float">
            <text:p>9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martine" calcext:value-type="string">
            <text:p>martine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0]" office:value-type="float" office:value="814" calcext:value-type="float">
            <text:p>814</text:p>
          </table:table-cell>
          <table:table-cell table:style-name="ce16" table:formula="of:=[.N10]" office:value-type="float" office:value="614" calcext:value-type="float">
            <text:p>614</text:p>
          </table:table-cell>
          <table:table-cell table:style-name="ce16" table:formula="of:=[.O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martine" calcext:value-type="string">
            <text:p>martine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 table:number-columns-repeated="1016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1]" office:value-type="float" office:value="2" calcext:value-type="float">
            <text:p>2</text:p>
          </table:table-cell>
          <table:table-cell table:style-name="ce14" table:formula="of:=[.F104]+[$'Paramêtres communs'.$J$3]" office:value-type="float" office:value="850" calcext:value-type="float">
            <text:p>850</text:p>
          </table:table-cell>
          <table:table-cell table:style-name="ce14" table:formula="of:=[.G104]+[$'Paramêtres communs'.$J$4]" office:value-type="float" office:value="75" calcext:value-type="float">
            <text:p>75</text:p>
          </table:table-cell>
          <table:table-cell table:style-name="ce14" table:formula="of:=[.H104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00" calcext:value-type="float">
            <text:p>8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2]" office:value-type="float" office:value="2" calcext:value-type="float">
            <text:p>2</text:p>
          </table:table-cell>
          <table:table-cell table:style-name="ce14" table:formula="of:=[.F105]+[$'Paramêtres communs'.$J$3]" office:value-type="float" office:value="710" calcext:value-type="float">
            <text:p>710</text:p>
          </table:table-cell>
          <table:table-cell table:style-name="ce14" table:formula="of:=[.G105]+[$'Paramêtres communs'.$J$4]" office:value-type="float" office:value="85" calcext:value-type="float">
            <text:p>85</text:p>
          </table:table-cell>
          <table:table-cell table:style-name="ce14" table:formula="of:=[.H105]+[$'Paramêtres communs'.$J$5]" office:value-type="float" office:value="63" calcext:value-type="float">
            <text:p>63</text:p>
          </table:table-cell>
          <table:table-cell table:style-name="ce24" table:formula="of:=[.F104]-(2*[.G104])+(2*['Paramêtres communs'.F119])" office:value-type="float" office:value="660" calcext:value-type="float">
            <text:p>6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6]+[$'Paramêtres communs'.$J$3]" office:value-type="float" office:value="1050" calcext:value-type="float">
            <text:p>1050</text:p>
          </table:table-cell>
          <table:table-cell table:style-name="ce14" table:formula="of:=[.G106]+[$'Paramêtres communs'.$J$4]" office:value-type="float" office:value="75" calcext:value-type="float">
            <text:p>75</text:p>
          </table:table-cell>
          <table:table-cell table:style-name="ce14" table:formula="of:=[.H106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910" calcext:value-type="float">
            <text:p>910</text:p>
          </table:table-cell>
          <table:table-cell table:style-name="ce14" table:formula="of:=[.G107]+[$'Paramêtres communs'.$J$4]" office:value-type="float" office:value="85" calcext:value-type="float">
            <text:p>8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F106]-(2*[.G106])+(2*['Paramêtres communs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9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0]" office:value-type="float" office:value="660" calcext:value-type="float">
            <text:p>660</text:p>
          </table:table-cell>
          <table:table-cell/>
          <table:table-cell table:style-name="ce16" table:formula="of:=[.M10]" office:value-type="float" office:value="814" calcext:value-type="float">
            <text:p>814</text:p>
          </table:table-cell>
          <table:table-cell table:style-name="ce16" table:formula="of:=[.N10]" office:value-type="float" office:value="614" calcext:value-type="float">
            <text:p>614</text:p>
          </table:table-cell>
          <table:table-cell table:style-name="ce16" table:formula="of:=[.O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2]" office:value-type="float" office:value="780" calcext:value-type="float">
            <text:p>78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3]" office:value-type="float" office:value="740" calcext:value-type="float">
            <text:p>740</text:p>
          </table:table-cell>
          <table:table-cell table:number-columns-repeated="1022"/>
        </table:table-row>
        <table:table-row table:style-name="ro1" table:number-rows-repeated="1048446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otected="true" table:protection-key="i/lRz5A+zGIoEtR7EVfRo6+p+9w=" table:protection-key-digest-algorithm="http://www.w3.org/2000/09/xmldsig#sha1" table:print-ranges="'Fenetre 2  vantaux'.A1:'Fenetre 2  vantaux'.S168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4" form:id="control4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5" form:id="control5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Bouton 2" form:control-implementation="ooo:com.sun.star.form.component.CommandButton" xml:id="control6" form:id="control6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4"/>
          <draw:control draw:z-index="1" draw:text-style-name="P1" svg:width="65.75mm" svg:height="14.33mm" svg:x="328.52mm" svg:y="126.9mm" draw:control="control5"/>
          <draw:control draw:z-index="2" draw:text-style-name="P1" svg:width="66.12mm" svg:height="15.06mm" svg:x="328.53mm" svg:y="145.98mm" draw:control="control6"/>
        </table:shapes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1" table:default-cell-style-name="ce12"/>
        <table:table-column table:style-name="co4" table:number-columns-repeated="7" table:default-cell-style-name="ce12"/>
        <table:table-column table:style-name="co7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 table:style-name="ce59" table:number-columns-repeated="3"/>
          <table:table-cell table:style-name="ce62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62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6"/>
          <table:table-cell/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/>
          <table:table-cell table:style-name="ce26" office:value-type="string" calcext:value-type="string">
            <text:p>Largeur traverse dormant</text:p>
          </table:table-cell>
          <table:table-cell table:style-name="ce18" table:formula="of:=[.F14]" office:value-type="float" office:value="1600" calcext:value-type="float">
            <text:p>16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18" table:formula="of:=[.F11]-2*[$'Paramêtres communs'.B3]" office:value-type="float" office:value="820" calcext:value-type="float">
            <text:p>820</text:p>
          </table:table-cell>
          <table:table-cell/>
          <table:table-cell table:style-name="ce18" table:formula="of:=(['Paramêtres communs'.F20]/2)-['Paramêtres communs'.F6]-['Paramêtres communs'.F3]+2*[$'Paramêtres communs'.$N$4]-2*[$'Paramêtres communs'.$F$4]" office:value-type="float" office:value="658" calcext:value-type="float">
            <text:p>658</text:p>
          </table:table-cell>
          <table:table-cell table:style-name="ce18" table:formula="of:=[.F12]-2*[$'Paramêtres communs'.F3]+2*[$'Paramêtres communs'.$N$4]-2*[$'Paramêtres communs'.$F$4]" office:value-type="float" office:value="774" calcext:value-type="float">
            <text:p>77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1]+[$'Paramêtres communs'.$J$3]" office:value-type="float" office:value="1010" calcext:value-type="float">
            <text:p>1010</text:p>
          </table:table-cell>
          <table:table-cell table:style-name="ce14" table:formula="of:=[.G11]+[$'Paramêtres communs'.$J$4]" office:value-type="float" office:value="75" calcext:value-type="float">
            <text:p>75</text:p>
          </table:table-cell>
          <table:table-cell table:style-name="ce14" table:formula="of:=[.H11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0" calcext:value-type="float">
            <text:p>9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2]+[$'Paramêtres communs'.$J$3]" office:value-type="float" office:value="950" calcext:value-type="float">
            <text:p>950</text:p>
          </table:table-cell>
          <table:table-cell table:style-name="ce14" table:formula="of:=[.G12]+[$'Paramêtres communs'.$J$4]" office:value-type="float" office:value="85" calcext:value-type="float">
            <text:p>85</text:p>
          </table:table-cell>
          <table:table-cell table:style-name="ce14" table:formula="of:=[.H12]+[$'Paramêtres communs'.$J$5]" office:value-type="float" office:value="63" calcext:value-type="float">
            <text:p>63</text:p>
          </table:table-cell>
          <table:table-cell table:style-name="ce24" table:formula="of:=[.F11]-(2*[.G11])+(2*['Paramêtres communs'.F13])" office:value-type="float" office:value="900" calcext:value-type="float">
            <text:p>90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8" table:formula="of:=(['Paramêtres communs'.F20]/2)-['Paramêtres communs'.F6]-['Paramêtres communs'.F3]" office:value-type="float" office:value="624" calcext:value-type="float">
            <text:p>62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3]+['Paramêtres communs'.J3]" office:value-type="float" office:value="950" calcext:value-type="float">
            <text:p>950</text:p>
          </table:table-cell>
          <table:table-cell table:style-name="ce14" table:formula="of:=[.G13]+['Paramêtres communs'.J4]" office:value-type="float" office:value="85" calcext:value-type="float">
            <text:p>85</text:p>
          </table:table-cell>
          <table:table-cell table:style-name="ce14" table:formula="of:=[.H13]+['Paramêtres communs'.J5]" office:value-type="float" office:value="63" calcext:value-type="float">
            <text:p>63</text:p>
          </table:table-cell>
          <table:table-cell table:style-name="ce24" table:formula="of:=[.F11]-(2*[.G11])+(2*['Paramêtres communs'.F13])" office:value-type="float" office:value="900" calcext:value-type="float">
            <text:p>900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18" table:formula="of:=[.F12]-2*[$'Paramêtres communs'.F3]" office:value-type="float" office:value="740" calcext:value-type="float">
            <text:p>7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650" calcext:value-type="float">
            <text:p>16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600" calcext:value-type="float">
            <text:p>16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835" calcext:value-type="float">
            <text:p>835</text:p>
          </table:table-cell>
          <table:table-cell table:style-name="ce14" table:formula="of:=[.G15]+[$'Paramêtres communs'.$J$4]" office:value-type="float" office:value="85" calcext:value-type="float">
            <text:p>8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([.F14]-(2*[.G14])+(2*['Paramêtres communs'.$F$13]))/2+15" office:value-type="float" office:value="785" calcext:value-type="float">
            <text:p>78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number-columns-repeated="1019"/>
        </table:table-row>
        <table:table-row table:style-name="ro1">
          <table:table-cell/>
          <table:covered-table-cell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1]" office:value-type="float" office:value="2" calcext:value-type="float">
            <text:p>2</text:p>
          </table:table-cell>
          <table:table-cell table:style-name="ce9" table:formula="of:=[.C11]" office:value-type="float" office:value="1010" calcext:value-type="float">
            <text:p>1010</text:p>
          </table:table-cell>
          <table:table-cell table:style-name="ce9" table:formula="of:=[.D11]" office:value-type="float" office:value="75" calcext:value-type="float">
            <text:p>75</text:p>
          </table:table-cell>
          <table:table-cell table:style-name="ce9" table:formula="of:=[.E11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2]" office:value-type="float" office:value="2" calcext:value-type="float">
            <text:p>2</text:p>
          </table:table-cell>
          <table:table-cell table:style-name="ce9" table:formula="of:=[.C12]" office:value-type="float" office:value="950" calcext:value-type="float">
            <text:p>950</text:p>
          </table:table-cell>
          <table:table-cell table:style-name="ce9" table:formula="of:=[.D12]" office:value-type="float" office:value="85" calcext:value-type="float">
            <text:p>85</text:p>
          </table:table-cell>
          <table:table-cell table:style-name="ce9" table:formula="of:=[.E12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650" calcext:value-type="float">
            <text:p>16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835" calcext:value-type="float">
            <text:p>835</text:p>
          </table:table-cell>
          <table:table-cell table:style-name="ce9" table:formula="of:=[.D15]" office:value-type="float" office:value="85" calcext:value-type="float">
            <text:p>8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table:formula="of:=[.M10]" office:value-type="float" office:value="658" calcext:value-type="float">
            <text:p>658</text:p>
          </table:table-cell>
          <table:table-cell table:style-name="ce18" table:formula="of:=[.N10]" office:value-type="float" office:value="774" calcext:value-type="float">
            <text:p>774</text:p>
          </table:table-cell>
          <table:table-cell table:style-name="ce18" table:formula="of:=[.O10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2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52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52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5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1]" office:value-type="float" office:value="2" calcext:value-type="float">
            <text:p>2</text:p>
          </table:table-cell>
          <table:table-cell table:style-name="ce14" table:formula="of:=[.C11]" office:value-type="float" office:value="1010" calcext:value-type="float">
            <text:p>1010</text:p>
          </table:table-cell>
          <table:table-cell table:style-name="ce14" table:formula="of:=[.D11]" office:value-type="float" office:value="75" calcext:value-type="float">
            <text:p>75</text:p>
          </table:table-cell>
          <table:table-cell table:style-name="ce14" table:formula="of:=[.E11]" office:value-type="float" office:value="63" calcext:value-type="float">
            <text:p>63</text:p>
          </table:table-cell>
          <table:table-cell table:style-name="ce24" table:formula="of:=[.F11]" office:value-type="float" office:value="960" calcext:value-type="float">
            <text:p>960</text:p>
          </table:table-cell>
          <table:table-cell table:style-name="ce24" table:formula="of:=[.G11]" office:value-type="float" office:value="70" calcext:value-type="float">
            <text:p>70</text:p>
          </table:table-cell>
          <table:table-cell table:style-name="ce24" table:formula="of:=[.H11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[.B12]" office:value-type="float" office:value="2" calcext:value-type="float">
            <text:p>2</text:p>
          </table:table-cell>
          <table:table-cell table:style-name="ce14" table:formula="of:=[.C12]" office:value-type="float" office:value="950" calcext:value-type="float">
            <text:p>950</text:p>
          </table:table-cell>
          <table:table-cell table:style-name="ce14" table:formula="of:=[.D12]" office:value-type="float" office:value="85" calcext:value-type="float">
            <text:p>85</text:p>
          </table:table-cell>
          <table:table-cell table:style-name="ce14" table:formula="of:=[.E12]" office:value-type="float" office:value="63" calcext:value-type="float">
            <text:p>63</text:p>
          </table:table-cell>
          <table:table-cell table:style-name="ce24" table:formula="of:=[.F12]" office:value-type="float" office:value="900" calcext:value-type="float">
            <text:p>900</text:p>
          </table:table-cell>
          <table:table-cell table:style-name="ce24" table:formula="of:=[.G12]" office:value-type="float" office:value="80" calcext:value-type="float">
            <text:p>80</text:p>
          </table:table-cell>
          <table:table-cell table:style-name="ce24" table:formula="of:=[.H12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950" calcext:value-type="float">
            <text:p>950</text:p>
          </table:table-cell>
          <table:table-cell table:style-name="ce14" table:formula="of:=[.D13]" office:value-type="float" office:value="85" calcext:value-type="float">
            <text:p>8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900" calcext:value-type="float">
            <text:p>900</text:p>
          </table:table-cell>
          <table:table-cell table:style-name="ce24" table:formula="of:=[.G13]" office:value-type="float" office:value="80" calcext:value-type="float">
            <text:p>8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650" calcext:value-type="float">
            <text:p>1650</text:p>
          </table:table-cell>
          <table:table-cell table:style-name="ce14" table:formula="of:=[.D14]" office:value-type="float" office:value="75" calcext:value-type="float">
            <text:p>7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600" calcext:value-type="float">
            <text:p>16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835" calcext:value-type="float">
            <text:p>835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785" calcext:value-type="float">
            <text:p>785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8"/>
        </table:table-row>
        <table:table-row table:style-name="ro1">
          <table:table-cell table:style-name="ce26" office:value-type="string" calcext:value-type="string">
            <text:p>Largeur dormant</text:p>
          </table:table-cell>
          <table:table-cell table:style-name="ce18" table:formula="of:=[.K9]" office:value-type="float" office:value="1600" calcext:value-type="float">
            <text:p>16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Hauteur dormant</text:p>
          </table:table-cell>
          <table:table-cell table:style-name="ce18" table:formula="of:=[.K10]" office:value-type="float" office:value="820" calcext:value-type="float">
            <text:p>820</text:p>
          </table:table-cell>
          <table:table-cell/>
          <table:table-cell table:style-name="ce18" table:formula="of:=[.M10]" office:value-type="float" office:value="658" calcext:value-type="float">
            <text:p>658</text:p>
          </table:table-cell>
          <table:table-cell table:style-name="ce18" table:formula="of:=[.N10]" office:value-type="float" office:value="774" calcext:value-type="float">
            <text:p>774</text:p>
          </table:table-cell>
          <table:table-cell table:style-name="ce18" table:formula="of:=[.O10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Largeur ouvrant</text:p>
          </table:table-cell>
          <table:table-cell table:style-name="ce18" table:formula="of:=[.K12]" office:value-type="float" office:value="624" calcext:value-type="float">
            <text:p>624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18"/>
          <table:table-cell table:number-columns-repeated="1022"/>
        </table:table-row>
        <table:table-row table:style-name="ro1">
          <table:table-cell table:style-name="ce26" office:value-type="string" calcext:value-type="string">
            <text:p>Hauteur dormant</text:p>
          </table:table-cell>
          <table:table-cell table:style-name="ce18" table:formula="of:=[.K13]" office:value-type="float" office:value="740" calcext:value-type="float">
            <text:p>7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3" table:default-cell-style-name="ce12"/>
        <table:table-column table:style-name="co13" table:default-cell-style-name="ce12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67" office:value-type="string" calcext:value-type="string" table:number-columns-spanned="2" table:number-rows-spanned="1">
            <text:p>Dormant</text:p>
          </table:table-cell>
          <table:covered-table-cell table:style-name="ce67"/>
          <table:table-cell table:number-columns-repeated="2"/>
          <table:table-cell table:style-name="ce67" office:value-type="string" calcext:value-type="string" table:number-columns-spanned="2" table:number-rows-spanned="1">
            <text:p>Ouvrant</text:p>
          </table:table-cell>
          <table:covered-table-cell table:style-name="ce67"/>
          <table:table-cell table:number-columns-repeated="2"/>
          <table:table-cell table:style-name="ce67" office:value-type="string" calcext:value-type="string" table:number-columns-spanned="2" table:number-rows-spanned="1">
            <text:p>Tolérance débit</text:p>
          </table:table-cell>
          <table:covered-table-cell table:style-name="ce67"/>
          <table:table-cell table:number-columns-repeated="2"/>
          <table:table-cell table:style-name="ce67" office:value-type="string" calcext:value-type="string" table:number-columns-spanned="2" table:number-rows-spanned="1">
            <text:p>Outillage</text:p>
          </table:table-cell>
          <table:covered-table-cell table:style-name="ce67"/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 table:number-columns-repeated="4"/>
          <table:table-cell office:value-type="string" calcext:value-type="string">
            <office:annotation draw:style-name="gr2" draw:text-style-name="P3" svg:width="28.99mm" svg:height="9.91mm" svg:x="148.24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4]-(2*['Fenetre 2  vantaux'.G14])+2*[.F13]" office:value-type="float" office:value="1540" calcext:value-type="float">
            <text:p>1540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6:59:33.96847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20T19:18:29.034683879</dc:date>
    <meta:editing-cycles>75</meta:editing-cycles>
    <meta:editing-duration>PT13H34M41S</meta:editing-duration>
    <meta:generator>LibreOffice/5.3.1.2$Linux_X86_64 LibreOffice_project/30m0$Build-2</meta:generator>
    <meta:document-statistic meta:table-count="3" meta:cell-count="425" meta:object-count="6"/>
  </office:meta>
</office:document-meta>
</file>

<file path=Basic/Standard/FicheDebit.xml><?xml version="1.0" encoding="utf-8"?>
<!DOCTYPE module  PUBLIC '-//OpenOffice.org//DTD OfficeDocument 1.0//EN'  'module.dtd'>
<script:module xmlns:script="http://openoffice.org/2000/script" script:name="FicheDebit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24:$J$56"

dispatcher.executeDispatch(document, ".uno:GoToCell", "", 0, args1())

rem ----------------------------------------------------------------------
dim my_doc   as object
dim my_sheets as object
dim my_cell as object

dim sheet_count, i, row, col, cell_value, str, droot, dclient, path, fname
dim cell_dir as object
dim args2(3) as new com.sun.star.beans.PropertyValue

droot = "file:///home/cedric/Documents/Code/FenetreFrancois/"


my_doc = ThisComponent
my_sheets = my_doc.Sheets
sheet_count = my_sheets.Count
my_cell = my_doc.getcurrentcontroller.activesheet.getCellByPosition(17,2)
dclient = my_cell.String
fname = "/FicheDebit.pdf"



args2(0).Name = "URL"
args2(0).Value =  droot &amp; dclient &amp; fname '"file:///C:/Users/Lemaitre/Documents/CalculateurFenetre/FicheDebit.pdf"
args2(1).Name = "FilterName"
args2(1).Value = "calc_pdf_Export"
args2(2).Name = "FilterData"
args2(2).Value = Array(Array("UseLosslessCompression",0,false,com.sun.star.beans.PropertyState.DIRECT_VALUE),Array("Quality",0,90,com.sun.star.beans.PropertyState.DIRECT_VALUE),Array("ReduceImageResolution",0,true,com.sun.star.beans.PropertyState.DIRECT_VALUE),Array("MaxImageResolution",0,300,com.sun.star.beans.PropertyState.DIRECT_VALUE),Array("UseTaggedPDF",0,false,com.sun.star.beans.PropertyState.DIRECT_VALUE),Array("SelectPdfVersion",0,0,com.sun.star.beans.PropertyState.DIRECT_VALUE),Array("ExportNotes",0,false,com.sun.star.beans.PropertyState.DIRECT_VALUE),Array("ViewPDFAfterExport",0,false,com.sun.star.beans.PropertyState.DIRECT_VALUE),Array("ExportBookmarks",0,true,com.sun.star.beans.PropertyState.DIRECT_VALUE),Array("OpenBookmarkLevels",0,-1,com.sun.star.beans.PropertyState.DIRECT_VALUE),Array("UseTransitionEffects",0,true,com.sun.star.beans.PropertyState.DIRECT_VALUE),Array("IsSkipEmptyPages",0,true,com.sun.star.beans.PropertyState.DIRECT_VALUE),Array("ExportPlaceholders",0,true,com.sun.star.beans.PropertyState.DIRECT_VALUE),Array("IsAddStream",0,false,com.sun.star.beans.PropertyState.DIRECT_VALUE),Array("FormsType",0,0,com.sun.star.beans.PropertyState.DIRECT_VALUE),Array("ExportFormFields",0,true,com.sun.star.beans.PropertyState.DIRECT_VALUE),Array("AllowDuplicateFieldNames",0,false,com.sun.star.beans.PropertyState.DIRECT_VALUE),Array("HideViewerToolbar",0,false,com.sun.star.beans.PropertyState.DIRECT_VALUE),Array("HideViewerMenubar",0,false,com.sun.star.beans.PropertyState.DIRECT_VALUE),Array("HideViewerWindowControls",0,false,com.sun.star.beans.PropertyState.DIRECT_VALUE),Array("ResizeWindowToInitialPage",0,false,com.sun.star.beans.PropertyState.DIRECT_VALUE),Array("CenterWindow",0,false,com.sun.star.beans.PropertyState.DIRECT_VALUE),Array("OpenInFullScreenMode",0,false,com.sun.star.beans.PropertyState.DIRECT_VALUE),Array("DisplayPDFDocumentTitle",0,true,com.sun.star.beans.PropertyState.DIRECT_VALUE),Array("InitialView",0,0,com.sun.star.beans.PropertyState.DIRECT_VALUE),Array("Magnification",0,0,com.sun.star.beans.PropertyState.DIRECT_VALUE),Array("Zoom",0,100,com.sun.star.beans.PropertyState.DIRECT_VALUE),Array("PageLayout",0,0,com.sun.star.beans.PropertyState.DIRECT_VALUE),Array("FirstPageOnLeft",0,false,com.sun.star.beans.PropertyState.DIRECT_VALUE),Array("InitialPage",0,1,com.sun.star.beans.PropertyState.DIRECT_VALUE),Array("Printing",0,2,com.sun.star.beans.PropertyState.DIRECT_VALUE),Array("Changes",0,4,com.sun.star.beans.PropertyState.DIRECT_VALUE),Array("EnableCopyingOfContent",0,true,com.sun.star.beans.PropertyState.DIRECT_VALUE),Array("EnableTextAccessForAccessibilityTools",0,true,com.sun.star.beans.PropertyState.DIRECT_VALUE),Array("ExportLinksRelativeFsys",0,false,com.sun.star.beans.PropertyState.DIRECT_VALUE),Array("PDFViewSelection",0,0,com.sun.star.beans.PropertyState.DIRECT_VALUE),Array("ConvertOOoTargetToPDFTarget",0,false,com.sun.star.beans.PropertyState.DIRECT_VALUE),Array("ExportBookmarksToPDFDestination",0,false,com.sun.star.beans.PropertyState.DIRECT_VALUE),Array("SignPDF",0,false,com.sun.star.beans.PropertyState.DIRECT_VALUE),Array("_OkButtonString",0,"",com.sun.star.beans.PropertyState.DIRECT_VALUE),Array("Watermark",0,"",com.sun.star.beans.PropertyState.DIRECT_VALUE),Array("EncryptFile",0,false,com.sun.star.beans.PropertyState.DIRECT_VALUE),Array("PreparedPasswords",0,,com.sun.star.beans.PropertyState.DIRECT_VALUE),Array("RestrictPermissions",0,false,com.sun.star.beans.PropertyState.DIRECT_VALUE),Array("PreparedPermissionPassword",0,Array(),com.sun.star.beans.PropertyState.DIRECT_VALUE),Array("Selection",0,,com.sun.star.beans.PropertyState.DIRECT_VALUE),Array("SignatureLocation",0,"",com.sun.star.beans.PropertyState.DIRECT_VALUE),Array("SignatureReason",0,"",com.sun.star.beans.PropertyState.DIRECT_VALUE),Array("SignatureContactInfo",0,"",com.sun.star.beans.PropertyState.DIRECT_VALUE),Array("SignaturePassword",0,"",com.sun.star.beans.PropertyState.DIRECT_VALUE),Array("SignatureCertificate",0,,com.sun.star.beans.PropertyState.DIRECT_VALUE),Array("SignatureTSA",0,"",com.sun.star.beans.PropertyState.DIRECT_VALUE))
args2(3).Name = "SelectionOnly"
args2(3).Value = false

dispatcher.executeDispatch(document, ".uno:ExportTo", "", 0, args2())


end sub


sub CalculVitra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7:$J$81"

dispatcher.executeDispatch(document, ".uno:GoToCell", "", 0, args1())

rem ----------------------------------------------------------------------
dim args2(3) as new com.sun.star.beans.PropertyValue
args2(0).Name = "URL"
args2(0).Value = "file:///C:/Users/Lemaitre/Documents/CalculateurFenetre/FicheVitrage.pdf"
args2(1).Name = "FilterName"
args2(1).Value = "calc_pdf_Export"
args2(2).Name = "FilterData"
args2(2).Value = Array(Array("UseLosslessCompression",0,false,com.sun.star.beans.PropertyState.DIRECT_VALUE),Array("Quality",0,90,com.sun.star.beans.PropertyState.DIRECT_VALUE),Array("ReduceImageResolution",0,true,com.sun.star.beans.PropertyState.DIRECT_VALUE),Array("MaxImageResolution",0,300,com.sun.star.beans.PropertyState.DIRECT_VALUE),Array("UseTaggedPDF",0,false,com.sun.star.beans.PropertyState.DIRECT_VALUE),Array("SelectPdfVersion",0,0,com.sun.star.beans.PropertyState.DIRECT_VALUE),Array("ExportNotes",0,false,com.sun.star.beans.PropertyState.DIRECT_VALUE),Array("ViewPDFAfterExport",0,false,com.sun.star.beans.PropertyState.DIRECT_VALUE),Array("ExportBookmarks",0,true,com.sun.star.beans.PropertyState.DIRECT_VALUE),Array("OpenBookmarkLevels",0,-1,com.sun.star.beans.PropertyState.DIRECT_VALUE),Array("UseTransitionEffects",0,true,com.sun.star.beans.PropertyState.DIRECT_VALUE),Array("IsSkipEmptyPages",0,true,com.sun.star.beans.PropertyState.DIRECT_VALUE),Array("ExportPlaceholders",0,true,com.sun.star.beans.PropertyState.DIRECT_VALUE),Array("IsAddStream",0,false,com.sun.star.beans.PropertyState.DIRECT_VALUE),Array("FormsType",0,0,com.sun.star.beans.PropertyState.DIRECT_VALUE),Array("ExportFormFields",0,true,com.sun.star.beans.PropertyState.DIRECT_VALUE),Array("AllowDuplicateFieldNames",0,false,com.sun.star.beans.PropertyState.DIRECT_VALUE),Array("HideViewerToolbar",0,false,com.sun.star.beans.PropertyState.DIRECT_VALUE),Array("HideViewerMenubar",0,false,com.sun.star.beans.PropertyState.DIRECT_VALUE),Array("HideViewerWindowControls",0,false,com.sun.star.beans.PropertyState.DIRECT_VALUE),Array("ResizeWindowToInitialPage",0,false,com.sun.star.beans.PropertyState.DIRECT_VALUE),Array("CenterWindow",0,false,com.sun.star.beans.PropertyState.DIRECT_VALUE),Array("OpenInFullScreenMode",0,false,com.sun.star.beans.PropertyState.DIRECT_VALUE),Array("DisplayPDFDocumentTitle",0,true,com.sun.star.beans.PropertyState.DIRECT_VALUE),Array("InitialView",0,0,com.sun.star.beans.PropertyState.DIRECT_VALUE),Array("Magnification",0,0,com.sun.star.beans.PropertyState.DIRECT_VALUE),Array("Zoom",0,100,com.sun.star.beans.PropertyState.DIRECT_VALUE),Array("PageLayout",0,0,com.sun.star.beans.PropertyState.DIRECT_VALUE),Array("FirstPageOnLeft",0,false,com.sun.star.beans.PropertyState.DIRECT_VALUE),Array("InitialPage",0,1,com.sun.star.beans.PropertyState.DIRECT_VALUE),Array("Printing",0,2,com.sun.star.beans.PropertyState.DIRECT_VALUE),Array("Changes",0,4,com.sun.star.beans.PropertyState.DIRECT_VALUE),Array("EnableCopyingOfContent",0,true,com.sun.star.beans.PropertyState.DIRECT_VALUE),Array("EnableTextAccessForAccessibilityTools",0,true,com.sun.star.beans.PropertyState.DIRECT_VALUE),Array("ExportLinksRelativeFsys",0,false,com.sun.star.beans.PropertyState.DIRECT_VALUE),Array("PDFViewSelection",0,0,com.sun.star.beans.PropertyState.DIRECT_VALUE),Array("ConvertOOoTargetToPDFTarget",0,false,com.sun.star.beans.PropertyState.DIRECT_VALUE),Array("ExportBookmarksToPDFDestination",0,false,com.sun.star.beans.PropertyState.DIRECT_VALUE),Array("SignPDF",0,false,com.sun.star.beans.PropertyState.DIRECT_VALUE),Array("_OkButtonString",0,"",com.sun.star.beans.PropertyState.DIRECT_VALUE),Array("Watermark",0,"",com.sun.star.beans.PropertyState.DIRECT_VALUE),Array("EncryptFile",0,false,com.sun.star.beans.PropertyState.DIRECT_VALUE),Array("PreparedPasswords",0,,com.sun.star.beans.PropertyState.DIRECT_VALUE),Array("RestrictPermissions",0,false,com.sun.star.beans.PropertyState.DIRECT_VALUE),Array("PreparedPermissionPassword",0,Array(),com.sun.star.beans.PropertyState.DIRECT_VALUE),Array("Selection",0,,com.sun.star.beans.PropertyState.DIRECT_VALUE),Array("SignatureLocation",0,"",com.sun.star.beans.PropertyState.DIRECT_VALUE),Array("SignatureReason",0,"",com.sun.star.beans.PropertyState.DIRECT_VALUE),Array("SignatureContactInfo",0,"",com.sun.star.beans.PropertyState.DIRECT_VALUE),Array("SignaturePassword",0,"",com.sun.star.beans.PropertyState.DIRECT_VALUE),Array("SignatureCertificate",0,,com.sun.star.beans.PropertyState.DIRECT_VALUE),Array("SignatureTSA",0,"",com.sun.star.beans.PropertyState.DIRECT_VALUE))
args2(3).Name = "SelectionOnly"
args2(3).Value = false

dispatcher.executeDispatch(document, ".uno:ExportTo", "", 0, args2())


end sub


sub FicheAteli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84:$J$117"

dispatcher.executeDispatch(document, ".uno:GoToCell", "", 0, args1())

rem ----------------------------------------------------------------------
dim args2(3) as new com.sun.star.beans.PropertyValue
args2(0).Name = "URL"
args2(0).Value = "file:///C:/Users/Lemaitre/Documents/CalculateurFenetre/FicheAtelier.pdf"
args2(1).Name = "FilterName"
args2(1).Value = "calc_pdf_Export"
args2(2).Name = "FilterData"
args2(2).Value = Array(Array("UseLosslessCompression",0,false,com.sun.star.beans.PropertyState.DIRECT_VALUE),Array("Quality",0,90,com.sun.star.beans.PropertyState.DIRECT_VALUE),Array("ReduceImageResolution",0,true,com.sun.star.beans.PropertyState.DIRECT_VALUE),Array("MaxImageResolution",0,300,com.sun.star.beans.PropertyState.DIRECT_VALUE),Array("UseTaggedPDF",0,false,com.sun.star.beans.PropertyState.DIRECT_VALUE),Array("SelectPdfVersion",0,0,com.sun.star.beans.PropertyState.DIRECT_VALUE),Array("ExportNotes",0,false,com.sun.star.beans.PropertyState.DIRECT_VALUE),Array("ViewPDFAfterExport",0,false,com.sun.star.beans.PropertyState.DIRECT_VALUE),Array("ExportBookmarks",0,true,com.sun.star.beans.PropertyState.DIRECT_VALUE),Array("OpenBookmarkLevels",0,-1,com.sun.star.beans.PropertyState.DIRECT_VALUE),Array("UseTransitionEffects",0,true,com.sun.star.beans.PropertyState.DIRECT_VALUE),Array("IsSkipEmptyPages",0,true,com.sun.star.beans.PropertyState.DIRECT_VALUE),Array("ExportPlaceholders",0,true,com.sun.star.beans.PropertyState.DIRECT_VALUE),Array("IsAddStream",0,false,com.sun.star.beans.PropertyState.DIRECT_VALUE),Array("FormsType",0,0,com.sun.star.beans.PropertyState.DIRECT_VALUE),Array("ExportFormFields",0,true,com.sun.star.beans.PropertyState.DIRECT_VALUE),Array("AllowDuplicateFieldNames",0,false,com.sun.star.beans.PropertyState.DIRECT_VALUE),Array("HideViewerToolbar",0,false,com.sun.star.beans.PropertyState.DIRECT_VALUE),Array("HideViewerMenubar",0,false,com.sun.star.beans.PropertyState.DIRECT_VALUE),Array("HideViewerWindowControls",0,false,com.sun.star.beans.PropertyState.DIRECT_VALUE),Array("ResizeWindowToInitialPage",0,false,com.sun.star.beans.PropertyState.DIRECT_VALUE),Array("CenterWindow",0,false,com.sun.star.beans.PropertyState.DIRECT_VALUE),Array("OpenInFullScreenMode",0,false,com.sun.star.beans.PropertyState.DIRECT_VALUE),Array("DisplayPDFDocumentTitle",0,true,com.sun.star.beans.PropertyState.DIRECT_VALUE),Array("InitialView",0,0,com.sun.star.beans.PropertyState.DIRECT_VALUE),Array("Magnification",0,0,com.sun.star.beans.PropertyState.DIRECT_VALUE),Array("Zoom",0,100,com.sun.star.beans.PropertyState.DIRECT_VALUE),Array("PageLayout",0,0,com.sun.star.beans.PropertyState.DIRECT_VALUE),Array("FirstPageOnLeft",0,false,com.sun.star.beans.PropertyState.DIRECT_VALUE),Array("InitialPage",0,1,com.sun.star.beans.PropertyState.DIRECT_VALUE),Array("Printing",0,2,com.sun.star.beans.PropertyState.DIRECT_VALUE),Array("Changes",0,4,com.sun.star.beans.PropertyState.DIRECT_VALUE),Array("EnableCopyingOfContent",0,true,com.sun.star.beans.PropertyState.DIRECT_VALUE),Array("EnableTextAccessForAccessibilityTools",0,true,com.sun.star.beans.PropertyState.DIRECT_VALUE),Array("ExportLinksRelativeFsys",0,false,com.sun.star.beans.PropertyState.DIRECT_VALUE),Array("PDFViewSelection",0,0,com.sun.star.beans.PropertyState.DIRECT_VALUE),Array("ConvertOOoTargetToPDFTarget",0,false,com.sun.star.beans.PropertyState.DIRECT_VALUE),Array("ExportBookmarksToPDFDestination",0,false,com.sun.star.beans.PropertyState.DIRECT_VALUE),Array("SignPDF",0,false,com.sun.star.beans.PropertyState.DIRECT_VALUE),Array("_OkButtonString",0,"",com.sun.star.beans.PropertyState.DIRECT_VALUE),Array("Watermark",0,"",com.sun.star.beans.PropertyState.DIRECT_VALUE),Array("EncryptFile",0,false,com.sun.star.beans.PropertyState.DIRECT_VALUE),Array("PreparedPasswords",0,,com.sun.star.beans.PropertyState.DIRECT_VALUE),Array("RestrictPermissions",0,false,com.sun.star.beans.PropertyState.DIRECT_VALUE),Array("PreparedPermissionPassword",0,Array(),com.sun.star.beans.PropertyState.DIRECT_VALUE),Array("Selection",0,,com.sun.star.beans.PropertyState.DIRECT_VALUE),Array("SignatureLocation",0,"",com.sun.star.beans.PropertyState.DIRECT_VALUE),Array("SignatureReason",0,"",com.sun.star.beans.PropertyState.DIRECT_VALUE),Array("SignatureContactInfo",0,"",com.sun.star.beans.PropertyState.DIRECT_VALUE),Array("SignaturePassword",0,"",com.sun.star.beans.PropertyState.DIRECT_VALUE),Array("SignatureCertificate",0,,com.sun.star.beans.PropertyState.DIRECT_VALUE),Array("SignatureTSA",0,"",com.sun.star.beans.PropertyState.DIRECT_VALUE))
args2(3).Name = "SelectionOnly"
args2(3).Value = false

dispatcher.executeDispatch(document, ".uno:ExportTo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cheDebi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